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2">Upload <text:span text:style-name="T8">and run UNO_Calibrates_328.</text:span></text:p>
      <text:p text:style-name="P24"><text:span text:style-name="T9">S</text:span>elect User cal as 144<text:tab/><text:tab/>(Default is 145)</text:p>
      <text:p text:style-name="P24"/>
      <text:p text:style-name="P22"><text:span text:style-name="T18">2.<text:tab/></text:span>Upload <text:span text:style-name="T10">and run</text:span></text:p>
      <text:p text:style-name="P21">CP<text:span text:style-name="T9">2102_UPDI_Programmer</text:span></text:p>
      <text:p text:style-name="P6">Upload mini-OS <text:span text:style-name="T11">to ATtiny1606</text:span></text:p>
      <text:p text:style-name="P6"/>
      <text:p text:style-name="P23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3"><text:span text:style-name="T18">4.<text:tab/></text:span>Upload <text:span text:style-name="T10">and run bootloader.hex</text:span></text:p>
      <text:p text:style-name="P25">Disconnect the UNO</text:p>
      <text:p text:style-name="P25">POR PCB111000_CP2102<text:tab/>Default app runs</text:p>
      <text:p text:style-name="P25">Pulse reset control switch</text:p>
      <text:p text:style-name="P25">Upload “Recal_328_using_crystal”</text:p>
      <text:p text:style-name="P25">Select user cal of 143</text:p>
      <text:p text:style-name="P25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B1" table:number-columns-spanned="11" office:value-type="string">
            <text:p text:style-name="P27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Tes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46">7A</text:p>
          </table:table-cell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9</text:p>
          </table:table-cell>
          <table:table-cell table:style-name="Table1.L2" office:value-type="string">
            <text:p text:style-name="P47">1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49">144/145</text:p>
          </table:table-cell>
          <table:table-cell table:style-name="Table1.A2" office:value-type="string">
            <text:p text:style-name="P50">75/129</text:p>
          </table:table-cell>
          <table:table-cell table:style-name="Table1.A2" office:value-type="string">
            <text:p text:style-name="P51">68/72</text:p>
          </table:table-cell>
          <table:table-cell table:style-name="Table1.A2" office:value-type="string">
            <text:p text:style-name="P52">146/146</text:p>
          </table:table-cell>
          <table:table-cell table:style-name="Table1.A2" office:value-type="string">
            <text:p text:style-name="P53">144/144</text:p>
          </table:table-cell>
          <table:table-cell table:style-name="Table1.A2" office:value-type="string">
            <text:p text:style-name="P54">144/143</text:p>
          </table:table-cell>
          <table:table-cell table:style-name="Table1.A2" office:value-type="string">
            <text:p text:style-name="P55">60/66</text:p>
          </table:table-cell>
          <table:table-cell table:style-name="Table1.A2" office:value-type="string">
            <text:p text:style-name="P56">61/63</text:p>
          </table:table-cell>
          <table:table-cell table:style-name="Table1.A2" office:value-type="string">
            <text:p text:style-name="P57">185/180</text:p>
          </table:table-cell>
          <table:table-cell table:style-name="Table1.A2" office:value-type="string">
            <text:p text:style-name="P58">136/138</text:p>
          </table:table-cell>
          <table:table-cell table:style-name="Table1.L2" office:value-type="string">
            <text:p text:style-name="P59">1<text:span text:style-name="T30">74/169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5">ok</text:p>
          </table:table-cell>
          <table:table-cell table:style-name="Table1.L2" table:number-columns-spanned="3" office:value-type="string">
            <text:p text:style-name="P63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-<text:span text:style-name="T19">10</text:span></text:p>
          </table:table-cell>
          <table:table-cell table:style-name="Table1.A2" office:value-type="string">
            <text:p text:style-name="P26">-<text:span text:style-name="T19">9</text:span></text:p>
          </table:table-cell>
          <table:table-cell table:style-name="Table1.A2" office:value-type="string">
            <text:p text:style-name="P26">-<text:span text:style-name="T20">10</text:span></text:p>
          </table:table-cell>
          <table:table-cell table:style-name="Table1.A2" office:value-type="string">
            <text:p text:style-name="P26">-<text:span text:style-name="T21">9</text:span></text:p>
          </table:table-cell>
          <table:table-cell table:style-name="Table1.A2" office:value-type="string">
            <text:p text:style-name="P26">-<text:span text:style-name="T22">11</text:span></text:p>
          </table:table-cell>
          <table:table-cell table:style-name="Table1.A2" office:value-type="string">
            <text:p text:style-name="P26">-<text:span text:style-name="T23">10</text:span></text:p>
          </table:table-cell>
          <table:table-cell table:style-name="Table1.A2" office:value-type="string">
            <text:p text:style-name="P26">-<text:span text:style-name="T24">10</text:span></text:p>
          </table:table-cell>
          <table:table-cell table:style-name="Table1.A2" office:value-type="string">
            <text:p text:style-name="P26">-<text:span text:style-name="T25">10</text:span></text:p>
          </table:table-cell>
          <table:table-cell table:style-name="Table1.A2" office:value-type="string">
            <text:p text:style-name="P26">-<text:span text:style-name="T26">10</text:span></text:p>
          </table:table-cell>
          <table:table-cell table:style-name="Table1.A2" office:value-type="string">
            <text:p text:style-name="P26">-<text:span text:style-name="T29">11</text:span></text:p>
          </table:table-cell>
          <table:table-cell table:style-name="Table1.L2" office:value-type="string">
            <text:p text:style-name="P26">-<text:span text:style-name="T31">9</text:span>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43</text:p>
          </table:table-cell>
          <table:table-cell table:style-name="Table1.A2" office:value-type="string">
            <text:p text:style-name="P30">74</text:p>
          </table:table-cell>
          <table:table-cell table:style-name="Table1.A2" office:value-type="string">
            <text:p text:style-name="P32">67</text:p>
          </table:table-cell>
          <table:table-cell table:style-name="Table1.A2" office:value-type="string">
            <text:p text:style-name="P35">145</text:p>
          </table:table-cell>
          <table:table-cell table:style-name="Table1.A2" office:value-type="string">
            <text:p text:style-name="P39">143</text:p>
          </table:table-cell>
          <table:table-cell table:style-name="Table1.A2" office:value-type="string">
            <text:p text:style-name="P42">143</text:p>
          </table:table-cell>
          <table:table-cell table:style-name="Table1.A2" office:value-type="string">
            <text:p text:style-name="P44">59</text:p>
          </table:table-cell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8">184</text:p>
          </table:table-cell>
          <table:table-cell table:style-name="Table1.A2" office:value-type="string">
            <text:p text:style-name="P60">135</text:p>
          </table:table-cell>
          <table:table-cell table:style-name="Table1.L2" office:value-type="string">
            <text:p text:style-name="P61">173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L2" table:number-rows-spanned="3" table:number-columns-spanned="3" office:value-type="string">
            <text:p text:style-name="P63"/>
            <text:p text:style-name="P63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L2" office:value-type="string">
            <text:p text:style-name="P26"/>
          </table:table-cell>
        </table:table-row>
      </table:table>
      <text:p text:style-name="P12"/>
      <text:p text:style-name="P25"/>
      <text:p text:style-name="P25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6"><text:soft-page-break/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3T18:17:26.550000000</dc:date>
    <meta:editing-duration>PT21H55M3S</meta:editing-duration>
    <meta:editing-cycles>44</meta:editing-cycles>
    <meta:document-statistic meta:table-count="1" meta:image-count="0" meta:object-count="0" meta:page-count="3" meta:paragraph-count="151" meta:word-count="343" meta:character-count="1969" meta:non-whitespace-character-count="1707"/>
  </office:meta>
</office:document-meta>
</file>